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Default_5f_1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3.593cm"/>
    </style:style>
    <style:style style:name="pr9" style:family="presentation" style:parent-style-name="oranssi-outline1">
      <style:graphic-properties fo:min-height="14.03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254cm" fo:margin-right="0.254cm" fo:margin-top="0cm" fo:margin-bottom="0cm" fo:text-align="start" fo:text-indent="0cm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0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/>
    </style:style>
    <style:style style:name="T8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/>
    </style:style>
    <style:style style:name="T12" style:family="text">
      <style:text-properties style:font-name="FreeMono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Listas Encadeada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Criar um vetor <text:span text:style-name="T7">vet</text:span> de 5 posições</text:p>
              </text:list-item>
              <text:list-item>
                <text:p xml:id="id10" text:id="id10">Ler 5 números e guardá-los em <text:span text:style-name="T7">vet</text:span></text:p>
              </text:list-item>
              <text:list-item>
                <text:p xml:id="id11" text:id="id11">Exbir todos os números de <text:span text:style-name="T7">vet</text:span></text:p>
              </text:list-item>
              <text:list-item>
                <text:p xml:id="id12" text:id="id12">Ler um outro número <text:span text:style-name="T7">I</text:span></text:p>
              </text:list-item>
              <text:list-item>
                <text:p xml:id="id13" text:id="id13">Remover o valor de <text:span text:style-name="T7">vet</text:span> no índice <text:span text:style-name="T7">I</text:span></text:p>
                <text:list>
                  <text:list-item>
                    <text:p xml:id="id14" text:id="id14">Manter o vetor sem buraco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1 - Problema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5" text:id="id15">Precisamos re-ajustar as posições o tempo todo.</text:p>
              </text:list-item>
              <text:list-item>
                <text:p xml:id="id16" text:id="id16">E se eu precisar de mais um element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Vetor - Rígido</text:p>
          </draw:text-box>
        </draw:frame>
        <draw:custom-shape draw:style-name="gr3" draw:text-style-name="P6" xml:id="id17" draw:id="id17" draw:layer="layout" svg:width="2cm" svg:height="2cm" svg:x="8.199cm" svg:y="9.28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3" draw:text-style-name="P6" xml:id="id18" draw:id="id18" draw:layer="layout" svg:width="2cm" svg:height="2cm" svg:x="10.199cm" svg:y="9.287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3" draw:text-style-name="P6" xml:id="id1" draw:id="id1" draw:layer="layout" svg:width="2cm" svg:height="2cm" svg:x="12.199cm" svg:y="9.287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2cm" svg:height="2cm" svg:x="14.199cm" svg:y="9.287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2cm" svg:height="2cm" svg:x="16.199cm" svg:y="9.287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4" draw:text-style-name="P7" xml:id="id19" draw:id="id19" draw:layer="layout" svg:x1="13.199cm" svg:y1="11.287cm" svg:x2="13.208cm" svg:y2="13.38cm" draw:start-shape="id1" draw:start-glue-point="2" svg:d="M13199 11287v1297h9v796" svg:viewBox="0 0 10 2094">
          <text:p/>
        </draw:connector>
        <draw:connector draw:style-name="gr4" draw:text-style-name="P7" xml:id="id20" draw:id="id20" draw:layer="layout" svg:x1="15.199cm" svg:y1="11.287cm" svg:x2="13.199cm" svg:y2="11.287cm" draw:start-shape="id2" draw:start-glue-point="2" draw:end-shape="id1" draw:end-glue-point="2" svg:d="M15199 11287v501h-2000v-501" svg:viewBox="0 0 2001 502">
          <text:p/>
        </draw:connector>
        <draw:connector draw:style-name="gr4" draw:text-style-name="P7" xml:id="id21" draw:id="id21" draw:layer="layout" svg:x1="17.199cm" svg:y1="11.287cm" svg:x2="15.199cm" svg:y2="11.287cm" draw:start-shape="id3" draw:start-glue-point="2" draw:end-shape="id2" draw:end-glue-point="2" svg:d="M17199 11287v501h-2000v-501" svg:viewBox="0 0 2001 50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sta Encadeada - Flexível</text:p>
          </draw:text-box>
        </draw:frame>
        <draw:custom-shape draw:style-name="gr5" draw:text-style-name="P6" xml:id="id6" draw:id="id6" draw:layer="layout" svg:width="2cm" svg:height="2cm" svg:x="6.427cm" svg:y="8.27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cm" svg:height="2cm" svg:x="9.927cm" svg:y="8.27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4" draw:id="id4" draw:layer="layout" svg:width="2cm" svg:height="2cm" svg:x="13.427cm" svg:y="8.279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cm" svg:height="2cm" svg:x="16.927cm" svg:y="8.279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5" draw:text-style-name="P6" xml:id="id8" draw:id="id8" draw:layer="layout" svg:width="2cm" svg:height="2cm" svg:x="20.427cm" svg:y="8.279cm">
          <text:p text:style-name="P6">5</text:p>
          <draw:enhanced-geometry svg:viewBox="0 0 21600 21600" draw:type="rectangle" draw:enhanced-path="M 0 0 L 21600 0 21600 21600 0 21600 0 0 Z N"/>
        </draw:custom-shape>
        <draw:connector draw:style-name="gr6" draw:text-style-name="P7" xml:id="id22" draw:id="id22" draw:layer="layout" svg:x1="15.427cm" svg:y1="9.279cm" svg:x2="16.927cm" svg:y2="9.279cm" draw:start-shape="id4" draw:start-glue-point="1" draw:end-shape="id5" svg:d="M15427 9279h1500" svg:viewBox="0 0 1501 1">
          <text:p/>
        </draw:connector>
        <draw:connector draw:style-name="gr6" draw:text-style-name="P7" xml:id="id23" draw:id="id23" draw:layer="layout" svg:x1="8.427cm" svg:y1="9.279cm" svg:x2="9.927cm" svg:y2="9.279cm" draw:start-shape="id6" draw:end-shape="id7" draw:end-glue-point="3" svg:d="M8427 9279h1500" svg:viewBox="0 0 1501 1">
          <text:p/>
        </draw:connector>
        <draw:connector draw:style-name="gr6" draw:text-style-name="P7" xml:id="id24" draw:id="id24" draw:layer="layout" svg:x1="11.927cm" svg:y1="9.279cm" svg:x2="13.427cm" svg:y2="9.279cm" draw:start-shape="id7" draw:start-glue-point="1" draw:end-shape="id4" draw:end-glue-point="3" svg:d="M11927 9279h1500" svg:viewBox="0 0 1501 1">
          <text:p/>
        </draw:connector>
        <draw:connector draw:style-name="gr6" draw:text-style-name="P7" xml:id="id25" draw:id="id25" draw:layer="layout" svg:x1="18.927cm" svg:y1="9.279cm" svg:x2="20.427cm" svg:y2="9.279cm" draw:start-shape="id5" draw:start-glue-point="1" draw:end-shape="id8" draw:end-glue-point="3" svg:d="M18927 9279h1500" svg:viewBox="0 0 1501 1">
          <text:p/>
        </draw:connector>
        <draw:connector draw:style-name="gr4" draw:text-style-name="P7" xml:id="id26" draw:id="id26" draw:layer="layout" svg:x1="11.927cm" svg:y1="9.279cm" svg:x2="16.927cm" svg:y2="9.279cm" draw:start-shape="id7" draw:start-glue-point="1" draw:end-shape="id5" draw:end-glue-point="3" svg:d="M11927 9279h5000" svg:viewBox="0 0 5001 1">
          <text:p/>
        </draw:connector>
        <draw:frame presentation:style-name="pr8" draw:text-style-name="P9" xml:id="id27" draw:id="id27" draw:layer="layout" svg:width="10.636cm" svg:height="3.593cm" svg:x="8.207cm" svg:y="14.844cm">
          <draw:text-box>
            <text:p text:style-name="P8"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 </text:span><text:span text:style-name="T9">{</text:span></text:p>
            <text:p text:style-name="P8"><text:span text:style-name="T9"><text:s text:c="3"/></text:span><text:span text:style-name="T9"><text:s/></text:span><text:span text:style-name="T8">in</text:span><text:span text:style-name="T8">t</text:span><text:span text:style-name="T9"> </text:span><text:span text:style-name="T9">va</text:span><text:span text:style-name="T9">lo</text:span><text:span text:style-name="T9">r;</text:span></text:p>
            <text:p text:style-name="P8"><text:span text:style-name="T9"><text:s text:c="3"/></text:span><text:span text:style-name="T9"><text:s/></text:span><text:span text:style-name="T8">st</text:span><text:span text:style-name="T8">ru</text:span><text:span text:style-name="T8">ct</text:span><text:span text:style-name="T9"> </text:span><text:span text:style-name="T9">Ca</text:span><text:span text:style-name="T9">ix</text:span><text:span text:style-name="T9">a* </text:span><text:span text:style-name="T9">pr</text:span><text:span text:style-name="T9">ox</text:span><text:span text:style-name="T9">;</text:span></text:p>
            <text:p text:style-name="P8"><text:span text:style-name="T9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2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8" text:id="id28">Crie um programa que reproduza o estado do slide anterior antes de remover o índice <text:span text:style-name="T7">2</text:span></text:p>
              </text:list-item>
              <text:list-item>
                <text:p xml:id="id29" text:id="id29"><text:span text:style-name="T10">Cada caixa é um </text:span><text:span text:style-name="T11">struct Caixa</text:span></text:p>
              </text:list-item>
              <text:list-item>
                <text:p xml:id="id30" text:id="id30">O <text:span text:style-name="T7">valor</text:span> é o número dentro da caixa</text:p>
              </text:list-item>
              <text:list-item>
                <text:p xml:id="id31" text:id="id31">O <text:span text:style-name="T7">prox</text:span> é o endereço da próxima caixa</text:p>
              </text:list-item>
              <text:list-item>
                <text:p xml:id="id32" text:id="id32">Teste o programa, ex.:</text:p>
              </text:list-item>
              <text:list-item>
                <text:p xml:id="id33" text:id="id33"><text:span text:style-name="T12">printf(“%d-&gt;%d-&gt;...\n”, c0.valor, <text:s text:c="33"/>*(c0.prox).valor, 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3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" text:id="id34">Qual é o <text:span text:style-name="T7">prox</text:span> da última caixa?</text:p>
                <text:list>
                  <text:list-item>
                    <text:p xml:id="id35" text:id="id35">Tem que ser um endereço que “não existe”</text:p>
                  </text:list-item>
                  <text:list-item>
                    <text:p xml:id="id36" text:id="id36"><text:span text:style-name="T7">NULL</text:span> == 0</text:p>
                  </text:list-item>
                </text:list>
              </text:list-item>
              <text:list-item>
                <text:p xml:id="id37" text:id="id37">Crie uma função que receba um ponteiro para uma caixa e percorra todas as caixas (até o <text:span text:style-name="T7">NULL</text:span>), exibindo todos os valores</text:p>
              </text:list-item>
              <text:list-item>
                <text:p xml:id="id38" text:id="id38"><text:span text:style-name="T7">void exibe (struct Caixa* caixa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 9.4</text:p>
          </draw:text-box>
        </draw:frame>
        <draw:frame presentation:style-name="pr9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39" text:id="id39">Altere o Ex. 9.2 para remover a caixa no índice 2</text:p>
              </text:list-item>
              <text:list-item>
                <text:p xml:id="id40" text:id="id40">Exiba o valor das caixas (usando <text:span text:style-name="T7">exibe</text:span>)</text:p>
              </text:list-item>
              <text:list-item>
                <text:p xml:id="id41" text:id="id41">Insire a caixa removida, no início da lista</text:p>
              </text:list-item>
              <text:list-item>
                <text:p xml:id="id42" text:id="id42" text:style-name="P10">Exiba o valor das caixas (usando <text:span text:style-name="T7">exibe</text:span>)</text:p>
              </text:list-item>
              <text:list-item>
                <text:p xml:id="id43" text:id="id43" text:style-name="P10">Mantenha um novo ponteiro <text:span text:style-name="T7">cabeca</text:span> que sempre aponta para a caixa inicial</text:p>
                <text:list>
                  <text:list-item>
                    <text:p xml:id="id44" text:id="id44"><text:span text:style-name="T7">struct Caixa* cabeca =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_5f_1" style:display-name="Object without fill_1_1" style:family="graphic">
      <style:graphic-properties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0</meta:editing-cycles>
    <meta:editing-duration>P59DT2H35M</meta:editing-duration>
    <meta:initial-creator>chico </meta:initial-creator>
    <dc:date>2018-07-25T09:21:42.816607162</dc:date>
    <meta:document-statistic meta:object-count="8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